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E000000817782B6F0D0B0B3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145cm" svg:height="2.156cm" svg:x="0.455cm" svg:y="0.484cm">
          <draw:image xlink:href="Pictures/100000000000034E000000817782B6F0D0B0B3F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5:58:28.340000000</dc:date>
    <meta:editing-duration>PT2M18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